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weight="bold" fo:background-color="#f08080" style:font-weight-asian="bold" style:font-weight-complex="bold"/>
    </style:style>
    <style:style style:name="P2" style:family="paragraph" style:parent-style-name="Standard">
      <style:paragraph-properties fo:text-align="justify" style:justify-single-word="false"/>
      <style:text-properties style:font-name="Arial" fo:font-weight="bold" style:font-weight-asian="bold" style:font-weight-complex="bold"/>
    </style:style>
    <style:style style:name="P3"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style>
    <style:style style:name="P5" style:family="paragraph" style:parent-style-name="Standard" style:master-page-name="MP0">
      <style:paragraph-properties style:page-number="auto" fo:break-before="page"/>
      <style:text-properties style:font-name="Arial" fo:font-weight="bold" style:font-weight-asian="bold" style:font-weight-complex="bold"/>
    </style:style>
    <style:style style:name="P6"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Arial" fo:font-size="11pt" fo:font-weight="bold" officeooo:rsid="00216e15" officeooo:paragraph-rsid="00216e15" style:font-size-asian="11pt" style:font-weight-asian="bold" style:font-size-complex="11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officeooo:paragraph-rsid="001f5f03"/>
    </style:style>
    <style:style style:name="P10" style:family="paragraph" style:parent-style-name="Text_20_body" style:list-style-name="L1"/>
    <style:style style:name="P11" style:family="paragraph" style:parent-style-name="Text_20_body">
      <style:paragraph-properties fo:text-align="justify" style:justify-single-word="false"/>
    </style:style>
    <style:style style:name="P12" style:family="paragraph" style:parent-style-name="Text_20_body" style:list-style-name="L2"/>
    <style:style style:name="P13" style:family="paragraph" style:parent-style-name="Text_20_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14" style:family="paragraph" style:parent-style-name="Text_20_body" style:list-style-name="L3"/>
    <style:style style:name="T1" style:family="text">
      <style:text-properties style:font-name="Arial" fo:font-size="11pt" fo:font-weight="bold" style:font-size-asian="11pt" style:font-weight-asian="bold" style:font-size-complex="11pt" style:font-weight-complex="bold"/>
    </style:style>
    <style:style style:name="T2" style:family="text">
      <style:text-properties officeooo:rsid="001e5156"/>
    </style:style>
    <style:style style:name="T3" style:family="text">
      <style:text-properties officeooo:rsid="001f5f0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1">ACTIVITATS TEMA <text:span text:style-name="T2">6</text:span>.- EL CONTRACTE DE TREBALL</text:p>
      <text:p text:style-name="P2"/>
      <text:p text:style-name="P3">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7">No ,son correctes ja que </text:p>
      <text:p text:style-name="P3">2. Has arribat a un acord verbal amb l'amo d'una empresa per a treballar 6 setmanes amb un contracte temporal eventual per circumstàncies de la producció. És legal l'acord de paraula en aquest cas?, per què?. (0,5)</text:p>
      <text:p text:style-name="P3"/>
      <text:p text:style-name="P3"/>
      <text:p text:style-name="P3">3. Un hospital privat ha de substituir a dues persones per diferents motius, d'una banda un administratiu que està de baixa per malaltia i la baixa de la qual es preveu llarga, i d'altra banda a l'encarregada de manteniment que acaba de tindre un fill i gaudirà del permís de maternitat de 16 setmanes. (1)</text:p>
      <text:p text:style-name="P3">a) Quin contracte es realitzarà amb els treballadors que substitueixen a l'administratiu i a l'encarregada de manteniment?, per què?</text:p>
      <text:p text:style-name="P3">b) Quina serà la duració del contracte de la persona que substituïsca a l'administratiu?</text:p>
      <text:p text:style-name="P3">c) Quina indemnització tenen els substituts en finalitzar el seu contracte?</text:p>
      <text:p text:style-name="P3"/>
      <text:p text:style-name="P3">4. Una empresa té molts més demanda de setembre a novembre, per la qual cosa necessitarà contractar a algú més durant 3 mesos. El seu salari serà de 40€/dia. (1)</text:p>
      <text:p text:style-name="P3"/>
      <text:p text:style-name="P3">a) Quin tipus de contracte pot realitzar l'empresa?, per què?.</text:p>
      <text:p text:style-name="P3">b) Quina és la duració màxima que solen indicar els Convenis Col·lectius?</text:p>
      <text:p text:style-name="P3">c) Quin import en euros cobrarà aquest treballador com a indemnització en finalitzar el contracte?</text:p>
      <text:p text:style-name="P3"/>
      <text:p text:style-name="P3">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3"/>
      <text:p text:style-name="P3">a) Quin contracte es pot realitzar amb aquest treballador?</text:p>
      <text:p text:style-name="P3">b) Què ha d'indicar el contracte sobre la duració?</text:p>
      <text:p text:style-name="P3">c) Si finalment el contracte dura 4 mesos quin serà l'import de la indemnització a la qual té dret aquest treballador?</text:p>
      <text:p text:style-name="P3"/>
      <text:p text:style-name="P3">6. Paloma porta encadenats diversos contractes temporals amb empreses del mateix grup: un contracte per obra de 12 mesos, un contracte eventual de 6 mesos i un altre contracte d'obra de 10 mesos. (0,5)</text:p>
      <text:p text:style-name="P3"/>
      <text:p text:style-name="P3">a) Pot Paloma reclamar la seua condició de fixa, per què?</text:p>
      <text:p text:style-name="P3">b) Si l'últim contracte haguera sigut d'interinitat l'afectaria en alguna cosa?</text:p>
      <text:p text:style-name="P3"><text:tab/></text:p>
      <text:p text:style-name="P3">7. El divendres, l'empresa per a la qual has treballat els últims 14 mesos amb un contracte temporal per obra o servei, et comunica que el dilluns finalitza el teu contracte. Quins drets et corresponen a la finalització del contracte?. (1)</text:p>
      <text:p text:style-name="P3"/>
      <text:p text:style-name="P3"/>
      <text:p text:style-name="P3">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3"/>
      <text:p text:style-name="P3"/>
      <text:p text:style-name="P3"><text:soft-page-break/>9. Explica si hi ha algun error en els següents Contractes per a la Formació i l'Aprenentatge: (1)</text:p>
      <text:p text:style-name="P3">1) Persona de 28 anys sense titulació ni certificat de professionalitat.</text:p>
      <text:p text:style-name="P3">2) Persona que fa 4 anys va treballar per a la mateixa empresa, ocupant el mateix lloc, durant un any i mig.</text:p>
      <text:p text:style-name="P3">3) Persona amb una jornada de 40 hores/setmana, que rep formació teòrica 10 hores a la setmana.</text:p>
      <text:p text:style-name="P3">4) Contracte amb una duració de 3 mesos.</text:p>
      <text:p text:style-name="P3">5) Persona que cobra durant el primer any 650€, sent el Salari Mínim Interprofessional de 965 € i dedicant-se a formació el 25% de la jornada.</text:p>
      <text:p text:style-name="P13"/>
      <text:p text:style-name="P13">No hi ha cap error aparent en aquest contracte per a la formació i l'aprenentatge. Les persones sense titulació ni certificat de professionalitat poden ser contractades en aquesta modalitat.</text:p>
      <text:list xml:id="list2892640897" text:style-name="L3">
        <text:list-item>
          <text:p text:style-name="P14">Hi ha un possible error en aquest contracte. Les persones que hagin estat contractades per la mateixa empresa durant un període superior a 12 mesos en el mateix lloc no poden ser contractades en aquesta modalitat.</text:p>
        </text:list-item>
        <text:list-item>
          <text:p text:style-name="P14">No hi ha cap error aparent en aquest contracte. Els contractes per a la formació i l'aprenentatge inclouen una formació teòrica de 10 hores a la setmana i una jornada laboral de 40 hores setmanals.</text:p>
        </text:list-item>
        <text:list-item>
          <text:p text:style-name="P14">Hi ha un possible error en aquest contracte. Els contractes per a la formació i l'aprenentatge han de tenir una duració mínima de 6 mesos i una duració màxima de 3 anys.</text:p>
        </text:list-item>
        <text:list-item>
          <text:p text:style-name="P14">Aquest contracte per a la formació i l'aprenentatge podria ser il·legal si la retribució establerta per al treballador està per sota del que és establert pel Salari Mínim Interprofessional. El salari que se li ofereix al treballador està per sota del Salari Mínim Interprofessional, i per tant, el contracte podria ser considerat il·legal.</text:p>
        </text:list-item>
      </text:list>
      <text:p text:style-name="P3"/>
      <text:p text:style-name="P3"/>
      <text:p text:style-name="P3">10. Explica si hi ha algun error en els següents Contractes en pràctiques: (1)</text:p>
      <text:p text:style-name="P3">1) Tècnic de 27 anys que va obtindre el títol al juny de 2014 i és contractat al gener de 2020.</text:p>
      <text:p text:style-name="P3">2) Persona a la qual li ofereixen un contracte per 6 mesos.</text:p>
      <text:p text:style-name="P3">3) Persona a la qual li ofereixen un contracte per 3 anys.</text:p>
      <text:p text:style-name="P3">4) Contracte a un Tècnic de Grau Superior amb un període de prova de 2 mesos.</text:p>
      <text:p text:style-name="P3">5) Contracte d'un any amb un salari de 750€, sent la retribució fixada en el Conveni per als treballadors que exerceixen el mateix lloc de 1.400€.</text:p>
      <text:p text:style-name="P13"/>
      <text:p text:style-name="P13"><text:span text:style-name="T3">1.</text:span>No hi ha cap error aparent en aquest contracte en pràctiques. Aquest tècnic té dret a contracte en pràctiques ja que va obtenir el títol fa menys de 5 anys.</text:p>
      <text:list xml:id="list3793870567" text:style-name="L2">
        <text:list-item>
          <text:p text:style-name="P12">No hi ha cap error aparent en aquesta situació. Els contractes en pràctiques poden ser d'entre 6 mesos i 2 anys.</text:p>
        </text:list-item>
        <text:list-item>
          <text:p text:style-name="P12">Hi ha un possible error en aquest contracte. Els contractes en pràctiques només poden tenir una durada màxima de 2 anys, així que si es tracta d'un contracte en pràctiques, la durada màxima hauria de ser ajustada a aquest límit.</text:p>
        </text:list-item>
        <text:list-item>
          <text:p text:style-name="P12">No hi ha cap error aparent en aquest contracte. Els contractes en pràctiques poden incloure un període de prova d'un màxim de 2 mesos.</text:p>
        </text:list-item>
        <text:list-item>
          <text:p text:style-name="P12"><text:soft-page-break/>Aquest contracte en pràctiques podria ser il·legal si la retribució establerta per al treballador està per sota del que és establert pel conveni col·lectiu aplicable. El salari que se li ofereix al treballador està per sota de l'establert pel conveni, i per tant, el contracte podria ser considerat il·legal.</text:p>
        </text:list-item>
      </text:list>
      <text:p text:style-name="P3"/>
      <text:p text:style-name="P3">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3"/>
      <text:p text:style-name="P3">a) Compleixes amb la jornada mínima exigida per a poder pactar la realització d'hores complementàries?, per què?</text:p>
      <text:p text:style-name="P3">b) Amb quina antelació mínima ha d'avisar-te l'empresa quan hages de realitzar hores complementàries?</text:p>
      <text:p text:style-name="P3">c) Quantes hores complementàries com a màxim pots fer a la setmana?</text:p>
      <text:p text:style-name="P9"><text:span text:style-name="T1">d) Tens dret al fet que l'empresa et pague un complement per aqueixes hores complementàries?</text:span></text:p>
      <text:p text:style-name="P9"><text:span text:style-name="T1"/></text:p>
      <text:p text:style-name="P9">a) Sí, la jornada mínima per poder pactar la realització d'hores complementàries és de 10 hores a la setmana, i en aquest cas la jornada acordada és de 20 hores a la setmana, així que es compleix amb aquest requisit.</text:p>
      <text:p text:style-name="Text_20_body">b) L'empresa està obligada a avisar-te amb una antelació mínima de 5 dies a l'inici de les hores complementàries. A més, el pacte d'hores complementàries hauria de contenir les condicions de preavís necessàries.</text:p>
      <text:p text:style-name="Text_20_body">c) El límit màxim d'hores complementàries que es poden realitzar a la setmana és del 30% de la jornada pactada, que en aquest cas és de 20 hores a la setmana, la qual cosa equival a un total de 6 hores complementàries a la setmana.</text:p>
      <text:p text:style-name="Text_20_body">d) Sí, en cas de realitzar hores complementàries, l'empresa està obligada a pagar un complement salarial per aquestes hores. Aquest complement ha de ser almenys el mateix que el salari que es percebeix per les hores ordinàries de treball, ja que les hores complementàries són una prolongació de la jornada ordinària.</text:p>
      <text:p text:style-name="P3"/>
      <text:p text:style-name="P3"/>
      <text:p text:style-name="P3">12. A una treballadora la contractarà una *ETT durant 3 mesos per a treballar en una empresa com a programadora. Li han comunicat que les condicions seran les següents: (1)</text:p>
      <text:p text:style-name="P3">- Ha d'anar a l'empresa en la qual treballarà a signar el contracte i portar-lo després a la *ETT.</text:p>
      <text:p text:style-name="P3">- Com treballarà a través d'una *ETT ni té dret a vacances ni les cobrarà.</text:p>
      <text:p text:style-name="P3">- La *ETT es quedarà amb un 10% del seu salari pels serveis prestats.</text:p>
      <text:p text:style-name="P3">- A la finalització del contracte no té dret a indemnització perquè no ha arribat a treballar un any.</text:p>
      <text:p text:style-name="P4"><text:span text:style-name="Fuente_20_de_20_párrafo_20_predeter."><text:span text:style-name="T1">Quines irregularitats s'estan cometent en aquest cas?</text:span></text:span></text:p>
      <text:p text:style-name="P11"><text:span text:style-name="Fuente_20_de_20_párrafo_20_predeter."><text:span text:style-name="T1">En aquest cas, hi ha algunes irregularitats que es poden destacar:</text:span></text:span></text:p>
      <text:list xml:id="list3801489170" text:style-name="L1">
        <text:list-item>
          <text:p text:style-name="P10">Obligar la treballadora a signar el contracte a l'empresa on treballarà i portar-lo després a l'ETT no és legal. La signatura del contracte ha de ser realitzada per l'ETT, ja que és l'entitat que té la relació laboral amb la treballadora.</text:p>
        </text:list-item>
        <text:list-item>
          <text:p text:style-name="P10">La negació del dret a vacances és il·legal. Tots els treballadors tenen dret a un període de vacances retribuïdes, independentment de la seva condició d'ETT.</text:p>
        </text:list-item>
        <text:list-item>
          <text:p text:style-name="P10"><text:soft-page-break/>La retenció del 10% del salari per part de l'ETT és il·legal. Aquesta pràctica està prohibida per la llei.</text:p>
        </text:list-item>
        <text:list-item>
          <text:p text:style-name="P10">La treballadora té dret a indemnització si el contracte s'extingeix abans d'un any. El fet que la treballadora treballi a través d'una ETT no li nega aquest dret.</text:p>
        </text:list-item>
      </text:list>
      <text:p text:style-name="Text_20_body">Per tant, les pràctiques descrites en les condicions no són legals i la treballadora hauria de rebutjar-les o denunciar-les a les autoritats laborals pertinents.</text:p>
      <text:p text:style-name="P4"><text:span text:style-name="Fuente_20_de_20_párrafo_20_predeter."><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árrafo_20_de_20_lista" style:display-name="Párrafo de list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fo:font-family="'Times New Roman'" style:font-family-generic="roman" style:font-pitch="variable"/>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5.2$Linux_X86_64 LibreOffice_project/10$Build-2</meta:generator>
    <meta:creation-date>2023-01-29T18:09:00Z</meta:creation-date>
    <dc:date>2023-02-23T16:46:04.471386624</dc:date>
    <meta:editing-cycles>5</meta:editing-cycles>
    <meta:editing-duration>PT12M34S</meta:editing-duration>
    <meta:document-statistic meta:table-count="0" meta:image-count="0" meta:object-count="0" meta:page-count="4" meta:paragraph-count="65" meta:word-count="1585" meta:character-count="9159" meta:non-whitespace-character-count="7648"/>
    <meta:template xlink:type="simple" xlink:actuate="onRequest" xlink:title="" xlink:href="Normal.dotm"/>
  </office:meta>
</office:document-meta>
</file>